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MyPrivateStorage/Layout"/>
  <manifest:file-entry manifest:media-type="vnd.MyVendor.MyProject.StorageType" manifest:full-path="MyPrivateStorage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 style:list-style-name="L2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batFrame:</text:p>
      <text:list xml:id="list6233446521517280823" text:style-name="L1">
        <text:list-item>
          <text:p text:style-name="P3">Values:</text:p>
          <text:list>
            <text:list-item>
              <text:p text:style-name="P3">ConstructAllignment :- The faction which the constructs are aligned with in the conflict.</text:p>
            </text:list-item>
            <text:list-item>
              <text:p text:style-name="P3">Constructs :- The counts of Construct combatants in this combat frame.</text:p>
            </text:list-item>
            <text:list-item>
              <text:p text:style-name="P3">ConstructDamage :- The counts of damage against the different types of Construct combatants in this combat frame.</text:p>
            </text:list-item>
            <text:list-item>
              <text:p text:style-name="P3">ShipDamage :- The counts of damage against the different types of Ship combatants in this combat frame.</text:p>
            </text:list-item>
            <text:list-item>
              <text:p text:style-name="P3">Fleets :- A set of Ids for all Fleets engaged in this CombatFrame.</text:p>
            </text:list-item>
          </text:list>
        </text:list-item>
        <text:list-item>
          <text:p text:style-name="P3">Notes:</text:p>
          <text:list>
            <text:list-item>
              <text:p text:style-name="P3">Description :- The values pertaining to a single frame of a fleet engagement.</text:p>
            </text:list-item>
          </text:list>
        </text:list-item>
      </text:list>
      <text:p text:style-name="P2">CombatInstance:</text:p>
      <text:list xml:id="list6197675090176465945" text:style-name="L2">
        <text:list-item>
          <text:p text:style-name="P4">Functions:</text:p>
          <text:list>
            <text:list-item>
              <text:p text:style-name="P4">Iterate :- Iterate to the next frame in the conflict.</text:p>
            </text:list-item>
            <text:list-item>
              <text:p text:style-name="P4">GetNextFrame :- Returns the next frame in this conflict.</text:p>
            </text:list-item>
            <text:list-item>
              <text:p text:style-name="P4">AddFleet(FleetId) :- Adds a new Fleet to this conflict.</text:p>
            </text:list-item>
            <text:list-item>
              <text:p text:style-name="P4">RemoveFleet(FleetId) :- Removes the Fleet from this conflict.</text:p>
            </text:list-item>
          </text:list>
        </text:list-item>
        <text:list-item>
          <text:p text:style-name="P4">Values:</text:p>
          <text:list>
            <text:list-item>
              <text:p text:style-name="P4">Frame :- The current frame that represents this instant in the ongoing conflict.</text:p>
            </text:list-item>
          </text:list>
        </text:list-item>
        <text:list-item>
          <text:p text:style-name="P4">Notes:</text:p>
          <text:list>
            <text:list-item>
              <text:p text:style-name="P4">Description :- An active and updating instance of a conflict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Bechaz</meta:initial-creator>
    <meta:creation-date>2016-11-07T23:29:15.06</meta:creation-date>
    <dc:date>2016-11-19T03:26:54.26</dc:date>
    <dc:creator>Daniel Bechaz</dc:creator>
    <meta:editing-duration>P4DT1H44M38S</meta:editing-duration>
    <meta:editing-cycles>88</meta:editing-cycles>
    <meta:generator>OpenOffice/4.1.3$Win32 OpenOffice.org_project/413m1$Build-9783</meta:generator>
    <meta:document-statistic meta:table-count="0" meta:image-count="0" meta:object-count="0" meta:page-count="2" meta:paragraph-count="19" meta:word-count="167" meta:character-count="964"/>
  </office:meta>
</office:document-meta>
</file>